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Cantarell" officeooo:rsid="00108791" officeooo:paragraph-rsid="00108791"/>
    </style:style>
    <style:style style:name="P2" style:family="paragraph" style:parent-style-name="Standard" style:list-style-name="L1">
      <style:text-properties style:font-name="Cantarell" officeooo:rsid="00108791" officeooo:paragraph-rsid="00108791"/>
    </style:style>
    <style:style style:name="P3" style:family="paragraph" style:parent-style-name="Standard" style:list-style-name="L1">
      <style:text-properties style:font-name="Cantarell" officeooo:rsid="00108791" officeooo:paragraph-rsid="0011bbb3"/>
    </style:style>
    <style:style style:name="P4" style:family="paragraph" style:parent-style-name="Standard">
      <style:text-properties style:font-name="Cantarell" officeooo:rsid="00108791" officeooo:paragraph-rsid="001393d6"/>
    </style:style>
    <style:style style:name="P5" style:family="paragraph" style:parent-style-name="Standard" style:list-style-name="L2">
      <style:text-properties style:font-name="Cantarell" officeooo:rsid="00108791" officeooo:paragraph-rsid="00112738"/>
    </style:style>
    <style:style style:name="P6" style:family="paragraph" style:parent-style-name="Standard" style:list-style-name="L2">
      <style:text-properties style:font-name="Cantarell" officeooo:rsid="00108791" officeooo:paragraph-rsid="00108791"/>
    </style:style>
    <style:style style:name="P7" style:family="paragraph" style:parent-style-name="Standard" style:list-style-name="L1">
      <style:text-properties style:font-name="Cantarell" officeooo:rsid="0011bbb3" officeooo:paragraph-rsid="0011bbb3"/>
    </style:style>
    <style:style style:name="P8" style:family="paragraph" style:parent-style-name="Standard">
      <style:text-properties style:font-name="Cantarell" officeooo:rsid="001393d6" officeooo:paragraph-rsid="001393d6"/>
    </style:style>
    <style:style style:name="P9" style:family="paragraph" style:parent-style-name="Standard" style:list-style-name="L1">
      <style:text-properties style:font-name="Cantarell" officeooo:rsid="001393d6" officeooo:paragraph-rsid="001393d6"/>
    </style:style>
    <style:style style:name="P10" style:family="paragraph" style:parent-style-name="Standard">
      <style:paragraph-properties fo:text-align="start" style:justify-single-word="false">
        <style:tab-stops>
          <style:tab-stop style:position="2.6228in"/>
        </style:tab-stops>
      </style:paragraph-properties>
      <style:text-properties style:font-name="Cantarell" fo:font-size="9pt" officeooo:rsid="00108791" officeooo:paragraph-rsid="00121086" style:font-size-asian="9pt" style:font-size-complex="9pt"/>
    </style:style>
    <style:style style:name="P11" style:family="paragraph" style:parent-style-name="Standard">
      <style:text-properties style:font-name="Cantarell" officeooo:rsid="00157367" officeooo:paragraph-rsid="00157367"/>
    </style:style>
    <style:style style:name="P12" style:family="paragraph" style:parent-style-name="Standard" style:list-style-name="L1">
      <style:text-properties officeooo:paragraph-rsid="0011bbb3"/>
    </style:style>
    <style:style style:name="P13" style:family="paragraph" style:parent-style-name="Text_20_body">
      <style:text-properties officeooo:paragraph-rsid="00157367"/>
    </style:style>
    <style:style style:name="P14" style:family="paragraph" style:parent-style-name="Subtitle">
      <style:paragraph-properties fo:break-before="page"/>
    </style:style>
    <style:style style:name="P15"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12738" style:font-weight-asian="bold" style:font-weight-complex="bold"/>
    </style:style>
    <style:style style:name="T3" style:family="text">
      <style:text-properties fo:font-weight="bold" officeooo:rsid="00121086" style:font-weight-asian="bold" style:font-weight-complex="bold"/>
    </style:style>
    <style:style style:name="T4" style:family="text">
      <style:text-properties fo:font-weight="bold" officeooo:rsid="00157367" style:font-weight-asian="bold" style:font-weight-complex="bold"/>
    </style:style>
    <style:style style:name="T5" style:family="text">
      <style:text-properties officeooo:rsid="00112738"/>
    </style:style>
    <style:style style:name="T6" style:family="text">
      <style:text-properties fo:font-weight="normal" style:font-weight-asian="normal" style:font-weight-complex="normal"/>
    </style:style>
    <style:style style:name="T7" style:family="text">
      <style:text-properties fo:font-weight="normal" officeooo:rsid="00112738" style:font-weight-asian="normal" style:font-weight-complex="normal"/>
    </style:style>
    <style:style style:name="T8" style:family="text">
      <style:text-properties fo:font-weight="normal" officeooo:rsid="00157367" style:font-weight-asian="normal" style:font-weight-complex="normal"/>
    </style:style>
    <style:style style:name="T9" style:family="text">
      <style:text-properties officeooo:rsid="00119cf3"/>
    </style:style>
    <style:style style:name="T10" style:family="text">
      <style:text-properties officeooo:rsid="0011bbb3"/>
    </style:style>
    <style:style style:name="T11" style:family="text">
      <style:text-properties style:font-name="Cantarell" officeooo:rsid="0011bbb3"/>
    </style:style>
    <style:style style:name="T12" style:family="text">
      <style:text-properties style:font-name="Cantarell" officeooo:rsid="00119cf3"/>
    </style:style>
    <style:style style:name="T13" style:family="text">
      <style:text-properties officeooo:rsid="001393d6"/>
    </style:style>
    <style:style style:name="T14" style:family="text">
      <style:text-properties officeooo:rsid="00157367"/>
    </style:style>
    <style:style style:name="T15" style:family="text">
      <style:text-properties fo:font-size="10pt" fo:font-weight="normal" officeooo:rsid="00157367" style:font-size-asian="10pt" style:font-weight-asian="normal" style:font-size-complex="10pt" style:font-weight-complex="normal"/>
    </style:style>
    <text:list-style style:name="L1">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425in" fo:text-indent="-0.25in" fo:margin-left="1.24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vent Management System</text:span></text:p>
      <text:p text:style-name="P8"><text:span text:style-name="T1">Description<text:line-break/></text:span></text:p>
      <text:p text:style-name="P4"><text:span text:style-name="T1"/></text:p>
      <text:p text:style-name="P14"><text:span text:style-name="T1">BASE FUNCTIONALITIES –</text:span><text:span text:style-name="T2"> alpha</text:span></text:p>
      <text:list xml:id="list2402215379" text:style-name="L1">
        <text:list-item>
          <text:p text:style-name="P2">User <text:span text:style-name="T10">Management </text:span></text:p>
          <text:list>
            <text:list-item>
              <text:p text:style-name="P9">Signup</text:p>
            </text:list-item>
            <text:list-item>
              <text:p text:style-name="P9">Login</text:p>
            </text:list-item>
            <text:list-item>
              <text:p text:style-name="P9">Profile Management</text:p>
            </text:list-item>
            <text:list-item>
              <text:p text:style-name="P9">Privacy Measures</text:p>
            </text:list-item>
          </text:list>
        </text:list-item>
        <text:list-item>
          <text:p text:style-name="P2">Event Creation/Modification/Deletion</text:p>
          <text:list>
            <text:list-item>
              <text:p text:style-name="P9">New Event from Template</text:p>
            </text:list-item>
            <text:list-item>
              <text:p text:style-name="P9">New <text:span text:style-name="T14">Custom Event</text:span></text:p>
            </text:list-item>
            <text:list-item>
              <text:p text:style-name="P9">Repeating Events</text:p>
            </text:list-item>
          </text:list>
        </text:list-item>
        <text:list-item>
          <text:p text:style-name="P12"><text:span text:style-name="T12">Modular Event Planning</text:span></text:p>
          <text:list>
            <text:list-item>
              <text:p text:style-name="P3"><text:span text:style-name="T10">Objective Definition and Departmentalization</text:span></text:p>
            </text:list-item>
            <text:list-item>
              <text:p text:style-name="P12"><text:span text:style-name="T11">Timeline Creation </text:span></text:p>
            </text:list-item>
            <text:list-item>
              <text:p text:style-name="P12"><text:span text:style-name="T11">Venue Selection</text:span></text:p>
            </text:list-item>
            <text:list-item>
              <text:p text:style-name="P3"><text:span text:style-name="T10">Catering </text:span><text:tab/><text:tab/></text:p>
            </text:list-item>
            <text:list-item>
              <text:p text:style-name="P3"><text:span text:style-name="T5">Budgeting</text:span></text:p>
            </text:list-item>
            <text:list-item>
              <text:p text:style-name="P7">Permits &amp; Legal</text:p>
            </text:list-item>
            <text:list-item>
              <text:p text:style-name="P12"><text:span text:style-name="T11">Logistics</text:span></text:p>
            </text:list-item>
            <text:list-item>
              <text:p text:style-name="P7">Special Guests</text:p>
            </text:list-item>
            <text:list-item>
              <text:p text:style-name="P7">Equipments</text:p>
            </text:list-item>
            <text:list-item>
              <text:p text:style-name="P7">Risk Management</text:p>
            </text:list-item>
            <text:list-item>
              <text:p text:style-name="P7">Event Scripting</text:p>
            </text:list-item>
            <text:list-item>
              <text:p text:style-name="P7">Event Marketing / Invitations</text:p>
            </text:list-item>
            <text:list-item>
              <text:p text:style-name="P9">Conclusion</text:p>
            </text:list-item>
          </text:list>
        </text:list-item>
        <text:list-item>
          <text:p text:style-name="P2"><text:span text:style-name="T5">Event Monitoring</text:span></text:p>
          <text:list>
            <text:list-item>
              <text:p text:style-name="P7"><text:span text:style-name="T13">Daily </text:span>Critical Path Monitoring</text:p>
            </text:list-item>
            <text:list-item>
              <text:p text:style-name="P7"><text:span text:style-name="T13">Real time </text:span>Run of Play Monitoring</text:p>
            </text:list-item>
          </text:list>
        </text:list-item>
        <text:list-item>
          <text:p text:style-name="P2"><text:span text:style-name="T5">Collaborating within an Event</text:span></text:p>
          <text:list>
            <text:list-item>
              <text:p text:style-name="P7">Event Manager Collaboration</text:p>
            </text:list-item>
            <text:list-item>
              <text:p text:style-name="P7">Dept. Lead Collaboration</text:p>
            </text:list-item>
            <text:list-item>
              <text:p text:style-name="P7">Well Defined User Level Clearances</text:p>
            </text:list-item>
            <text:list-item>
              <text:p text:style-name="P7">Critical Path Communication (Reminder based Coordination)</text:p>
            </text:list-item>
            <text:list-item>
              <text:p text:style-name="P7">Run of Play Communication (Real time Coordination)</text:p>
            </text:list-item>
          </text:list>
        </text:list-item>
        <text:list-item>
          <text:p text:style-name="P2">Non-User Crew <text:span text:style-name="T10">Management</text:span></text:p>
        </text:list-item>
        <text:list-item>
          <text:p text:style-name="P9">Report</text:p>
        </text:list-item>
      </text:list>
      <text:p text:style-name="P1"><text:tab/></text:p>
      <text:p text:style-name="P8">Definition of Terms:</text:p>
      <text:p text:style-name="P8"><text:tab/>Critical Path – The time from event conception to Execution and Conclusion</text:p>
      <text:p text:style-name="P8"><text:tab/>Run of Play – The time from the beginning of event to the end</text:p>
      <text:p text:style-name="P4"><text:tab/></text:p>
      <text:p text:style-name="P4"><text:span text:style-name="T2"/></text:p>
      <text:p text:style-name="P14"><text:span text:style-name="T2">SECONDARY FUNCTIONALITIES –</text:span><text:span text:style-name="T3"> for beta </text:span><text:span text:style-name="T4">and later</text:span></text:p>
      <text:list xml:id="list1935714642" text:style-name="L2">
        <text:list-item>
          <text:p text:style-name="P5"><text:span text:style-name="T7">Collaborating with other Events</text:span></text:p>
        </text:list-item>
        <text:list-item>
          <text:p text:style-name="P6"><text:span text:style-name="T7">Marketplace</text:span></text:p>
        </text:list-item>
        <text:list-item>
          <text:p text:style-name="P6"><text:span text:style-name="T7">Talent Marketplace</text:span></text:p>
        </text:list-item>
        <text:list-item>
          <text:p text:style-name="P6"><text:span text:style-name="T7">Ticketing</text:span></text:p>
        </text:list-item>
        <text:list-item>
          <text:p text:style-name="P6"><text:span text:style-name="T7">Marketing tools</text:span></text:p>
        </text:list-item>
        <text:list-item>
          <text:p text:style-name="P6"><text:span text:style-name="T7">RSVP platform</text:span></text:p>
          <text:p text:style-name="P6"><text:span text:style-name="T7"/></text:p>
        </text:list-item>
      </text:list>
      <text:p text:style-name="P14"><text:span text:style-name="T5">U</text:span>ser Management</text:p>
      <text:p text:style-name="P11"><text:span text:style-name="T7"/></text:p>
      <text:h text:style-name="P15" text:outline-level="3"><text:span text:style-name="T5">U</text:span>ser SignUp and Login </text:h>
      <text:p text:style-name="Text_20_body">Custom, Google, Facebook</text:p>
      <text:p text:style-name="P11"><text:span text:style-name="T6"/></text:p>
      <text:h text:style-name="Heading_20_3" text:outline-level="3">User Levels <text:span text:style-name="T14">with respect to an event <text:line-break/></text:span><text:span text:style-name="T15">(ie. No user is entitled to any of the following titles on their own. The role they play in an event is exculsive to the event and does not affect their status henceforth)</text:span></text:h>
      <text:p text:style-name="P13"><text:tab/><text:span text:style-name="T14">Organization Head<text:line-break/><text:tab/>Event Manager (s)<text:line-break/><text:tab/>Department Lead<text:line-break/><text:tab/>SubRoutine L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2.6228in"/>
        </style:tab-stops>
      </style:paragraph-properties>
      <style:text-properties style:font-name="Cantarell" fo:font-size="9pt" officeooo:rsid="00108791" officeooo:paragraph-rsid="00121086" style:font-size-asian="9pt" style:font-size-complex="9pt"/>
    </style:style>
    <style:style style:name="MT1" style:family="text">
      <style:text-properties officeooo:rsid="00119cf3"/>
    </style:style>
    <style:page-layout style:name="Mpm1">
      <style:page-layout-properties fo:page-width="8.5in" fo:page-height="11in" style:num-format="1" style:print-orientation="portrait" fo:margin-top="0.3693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4354in" fo:margin-bottom="0.1965in"/>
      </style:header-style>
      <style:footer-style/>
    </style:page-layout>
  </office:automatic-styles>
  <office:master-styles>
    <style:master-page style:name="Standard" style:page-layout-name="Mpm1">
      <style:header>
        <text:p text:style-name="MP1">Event Management System <text:span text:style-name="MT1">Requirements ALPHA Releas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06:19:19.754930648</meta:creation-date>
    <dc:date>2018-02-02T00:08:52.846628854</dc:date>
    <meta:editing-duration>PT21M2S</meta:editing-duration>
    <meta:editing-cycles>3</meta:editing-cycles>
    <meta:generator>LibreOffice/5.3.6.1$Linux_X86_64 LibreOffice_project/30m0$Build-1</meta:generator>
    <meta:document-statistic meta:table-count="0" meta:image-count="0" meta:object-count="0" meta:page-count="4" meta:paragraph-count="56" meta:word-count="249" meta:character-count="1515" meta:non-whitespace-character-count="1340"/>
  </office:meta>
</office:document-meta>
</file>